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 Condensed" svg:font-family="'Roboto Condensed', sans-serif"/>
    <style:font-face style:name="Roboto1" svg:font-family="Roboto, sans-serif"/>
    <style:font-face style:name="Verdana" svg:font-family="Verdana, Helvetica, Arial, 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8.5cm" style:rel-width="100%" table:align="left"/>
    </style:style>
    <style:style style:name="Table2.A" style:family="table-column">
      <style:table-column-properties style:column-width="13.042cm" style:rel-column-width="46201*"/>
    </style:style>
    <style:style style:name="Table2.B" style:family="table-column">
      <style:table-column-properties style:column-width="5.457cm" style:rel-column-width="19333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8.498cm" table:align="left"/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15.598cm"/>
    </style:style>
    <style:style style:name="Table3.A1" style:family="table-cell">
      <style:table-cell-properties style:vertical-align="" fo:padding="0.049cm" fo:border="none"/>
    </style:style>
    <style:style style:name="Table4" style:family="table">
      <style:table-properties style:width="14.9cm" table:align="left"/>
    </style:style>
    <style:style style:name="Table4.A" style:family="table-column">
      <style:table-column-properties style:column-width="3.198cm"/>
    </style:style>
    <style:style style:name="Table4.B" style:family="table-column">
      <style:table-column-properties style:column-width="11.702cm"/>
    </style:style>
    <style:style style:name="Table4.A1" style:family="table-cell">
      <style:table-cell-properties style:vertical-align="" fo:padding="0.049cm" fo:border="none"/>
    </style:style>
    <style:style style:name="Table5" style:family="table">
      <style:table-properties style:width="14.111cm" table:align="left"/>
    </style:style>
    <style:style style:name="Table5.A" style:family="table-column">
      <style:table-column-properties style:column-width="1.334cm"/>
    </style:style>
    <style:style style:name="Table5.B" style:family="table-column">
      <style:table-column-properties style:column-width="12.778cm"/>
    </style:style>
    <style:style style:name="Table5.A1" style:family="table-cell">
      <style:table-cell-properties style:vertical-align="" fo:padding="0.049cm" fo:border="none"/>
    </style:style>
    <style:style style:name="Table6" style:family="table">
      <style:table-properties style:width="11.275cm" table:align="left"/>
    </style:style>
    <style:style style:name="Table6.A" style:family="table-column">
      <style:table-column-properties style:column-width="3.778cm"/>
    </style:style>
    <style:style style:name="Table6.B" style:family="table-column">
      <style:table-column-properties style:column-width="7.497cm"/>
    </style:style>
    <style:style style:name="Table6.A1" style:family="table-cell">
      <style:table-cell-properties style:vertical-align="" fo:padding="0.049cm" fo:border="none"/>
    </style:style>
    <style:style style:name="Table7" style:family="table">
      <style:table-properties style:width="11.409cm" table:align="left"/>
    </style:style>
    <style:style style:name="Table7.A" style:family="table-column">
      <style:table-column-properties style:column-width="2.182cm"/>
    </style:style>
    <style:style style:name="Table7.B" style:family="table-column">
      <style:table-column-properties style:column-width="9.227cm"/>
    </style:style>
    <style:style style:name="Table7.A1" style:family="table-cell">
      <style:table-cell-properties style:vertical-align="" fo:padding="0.049cm" fo:border="none"/>
    </style:style>
    <style:style style:name="Table8" style:family="table">
      <style:table-properties style:width="14.346cm" table:align="left"/>
    </style:style>
    <style:style style:name="Table8.A" style:family="table-column">
      <style:table-column-properties style:column-width="4.628cm"/>
    </style:style>
    <style:style style:name="Table8.B" style:family="table-column">
      <style:table-column-properties style:column-width="9.717cm"/>
    </style:style>
    <style:style style:name="Table8.A1" style:family="table-cell">
      <style:table-cell-properties style:vertical-align="" fo:padding="0.049cm" fo:border="none"/>
    </style:style>
    <style:style style:name="Table9" style:family="table">
      <style:table-properties style:width="5.609cm" table:align="left"/>
    </style:style>
    <style:style style:name="Table9.A" style:family="table-column">
      <style:table-column-properties style:column-width="1.815cm"/>
    </style:style>
    <style:style style:name="Table9.B" style:family="table-column">
      <style:table-column-properties style:column-width="3.794cm"/>
    </style:style>
    <style:style style:name="Table9.A1" style:family="table-cell">
      <style:table-cell-properties style:vertical-align="" fo:padding="0.049cm" fo:border="none"/>
    </style:style>
    <style:style style:name="Table10" style:family="table">
      <style:table-properties style:width="18.5cm" table:align="left"/>
    </style:style>
    <style:style style:name="Table10.A" style:family="table-column">
      <style:table-column-properties style:column-width="2.281cm"/>
    </style:style>
    <style:style style:name="Table10.B" style:family="table-column">
      <style:table-column-properties style:column-width="0.328cm"/>
    </style:style>
    <style:style style:name="Table10.C" style:family="table-column">
      <style:table-column-properties style:column-width="15.891cm"/>
    </style:style>
    <style:style style:name="Table10.A1" style:family="table-cell">
      <style:table-cell-properties style:vertical-align="" fo:padding="0.049cm" fo:border="none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style:font-name="Roboto" fo:font-weight="250" style:font-size-asian="10.5pt" style:font-weight-asian="normal" style:font-weight-complex="normal"/>
    </style:style>
    <style:style style:name="P2" style:family="paragraph" style:parent-style-name="Heading_20_1">
      <style:paragraph-properties fo:margin-top="0cm" fo:margin-bottom="0cm" loext:contextual-spacing="false" fo:text-align="center" style:justify-single-word="false" fo:orphans="2" fo:widows="2"/>
      <style:text-properties fo:text-transform="uppercase" fo:color="#000000" style:font-name="Roboto1" fo:font-size="17.6499996185303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/>
    </style:style>
    <style:style style:name="P6" style:family="paragraph" style:parent-style-name="Table_20_Contents">
      <style:text-properties officeooo:paragraph-rsid="0023763a"/>
    </style:style>
    <style:style style:name="P7" style:family="paragraph" style:parent-style-name="Heading_20_2">
      <style:paragraph-properties fo:margin-top="1cm" fo:margin-bottom="0.75cm" loext:contextual-spacing="false" fo:text-align="center" style:justify-single-word="false" fo:orphans="2" fo:widows="2" fo:padding="0cm" fo:border="none"/>
      <style:text-properties fo:text-transform="uppercase" fo:color="#000000" style:font-name="Roboto1" fo:font-size="15.6999998092651pt" fo:letter-spacing="normal" fo:font-style="normal" fo:font-weight="normal"/>
    </style:style>
    <style:style style:name="P8" style:family="paragraph" style:parent-style-name="Heading_20_2">
      <style:paragraph-properties fo:margin-top="0cm" fo:margin-bottom="0.75cm" loext:contextual-spacing="false" fo:text-align="center" style:justify-single-word="false" fo:orphans="2" fo:widows="2" fo:padding="0cm" fo:border="none"/>
    </style:style>
    <style:style style:name="P9" style:family="paragraph" style:parent-style-name="Text_20_body">
      <style:paragraph-properties fo:margin-top="0cm" fo:margin-bottom="2.309cm" loext:contextual-spacing="false" fo:orphans="2" fo:widows="2"/>
      <style:text-properties officeooo:paragraph-rsid="0023763a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color="#000000" style:font-name="Roboto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Roboto" fo:font-size="11pt" fo:letter-spacing="normal" fo:font-style="normal" fo:font-weight="normal" officeooo:rsid="0023763a" style:font-size-asian="11pt" style:font-size-complex="11pt"/>
    </style:style>
    <style:style style:name="T6" style:family="text">
      <style:text-properties fo:font-variant="normal" fo:text-transform="none" fo:color="#000080" style:font-name="Robot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80" style:font-name="Roboto" fo:font-size="11pt" fo:letter-spacing="normal" fo:font-style="normal" fo:font-weight="normal" officeooo:rsid="0023763a" style:font-size-asian="11pt" style:font-size-complex="11pt"/>
    </style:style>
    <style:style style:name="T8" style:family="text">
      <style:text-properties fo:font-size="12.4499998092651pt" fo:font-weight="normal"/>
    </style:style>
    <style:style style:name="T9" style:family="text">
      <style:text-properties fo:font-weight="normal"/>
    </style:style>
    <style:style style:name="T10" style:family="text">
      <style:text-properties fo:font-weight="normal" officeooo:rsid="0023763a"/>
    </style:style>
    <style:style style:name="T11" style:family="text">
      <style:text-properties fo:color="#000080"/>
    </style:style>
    <style:style style:name="T12" style:family="text">
      <style:text-properties fo:color="#000080" style:font-name="Roboto Condensed" fo:font-weight="normal"/>
    </style:style>
    <style:style style:name="T13" style:family="text">
      <style:text-properties fo:color="#000080" fo:font-weight="normal"/>
    </style:style>
    <style:style style:name="T14" style:family="text">
      <style:text-properties fo:color="#b0b0b0" style:font-name="Roboto Condensed"/>
    </style:style>
    <style:style style:name="T15" style:family="text">
      <style:text-properties fo:color="#b0b0b0" style:font-name="Roboto Condensed" fo:font-weight="normal"/>
    </style:style>
    <style:style style:name="T16" style:family="text">
      <style:text-properties fo:color="#b0b0b0" style:font-name="Roboto Condensed" fo:font-weight="normal" officeooo:rsid="0023763a"/>
    </style:style>
    <style:style style:name="T17" style:family="text">
      <style:text-properties fo:text-transform="uppercase" fo:color="#000000" style:font-name="Roboto1" fo:font-size="15.6999998092651pt" fo:letter-spacing="normal" fo:font-style="normal" fo:font-weight="normal"/>
    </style:style>
    <style:style style:name="T18" style:family="text">
      <style:text-properties style:use-window-font-color="true"/>
    </style:style>
    <style:style style:name="T19" style:family="text">
      <style:text-properties officeooo:rsid="0023763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3763a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<text:span text:style-name="T8">Benoît Lubek</text:span><text:span text:style-name="T9"><text:line-break/>19 avenue de Choisy<text:line-break/>75013 Paris</text:span><text:line-break/>38 ans, nationalité française, célibataire.</text:p>
            </table:table-cell>
            <table:table-cell table:style-name="Table2.A1" office:value-type="string">
              <text:p text:style-name="P4">0<text:span text:style-name="T18">6 07 17 00 95<text:line-break/>blubek@jraf.org<text:line-break/></text:span><text:span text:style-name="T18">JRAF.org</text:span></text:p>
            </table:table-cell>
          </table:table-row>
        </table:table>
        <text:h text:style-name="P2" text:outline-level="1">INGÉNIEUR LOGICIEL</text:h>
        <text:h text:style-name="P7" text:outline-level="2">EXPÉRIENCE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Table_20_Contents">Actuellement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6"><text:span text:style-name="T20">Développeur Android chez </text:span><text:span text:style-name="T21">LESS</text:span><text:span text:style-name="T10"> </text:span><text:span text:style-name="T15">(maintenant </text:span><text:span text:style-name="T16">BlaBlaCar</text:span><text:span text:style-name="T15">, éditeur de logiciels à Paris)</text:span></text:p>
            </table:table-cell>
          </table:table-row>
          <table:table-row>
            <table:table-cell table:style-name="Table3.A1" office:value-type="string">
              <text:p text:style-name="Table_20_Contents">Mar. 2017</text:p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Development de l'application <text:span text:style-name="T19">LESS,</text:span> un service de covoiturage urbain instantané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Responsabilité du projet avec un autre développeur, de la mise en place jusqu'à la publication sur le Play Store puis sur la maintenance / nouvelles fonctionalité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Mise en place d'une architecture MVVM utilisant Arch component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Implémentation d'un GPS / système de navigation <text:span text:style-name="T2">turn by turn</text:span> (y compris instructions vocales)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Aspect très important de la communication temps réelle (PubNub, FCM)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">Environnement</text:span> : <text:span text:style-name="T2">Android, Java, Arch components (ViewModel, Room), RxJava, Databinding, Dagger, Firebase, Mapbox, PubNub, FCM, JSON, Git, Github, Android Studio, Gradle.</text:span></text:p>
            </table:table-cell>
          </table:table-row>
          <table:table-row>
            <table:table-cell table:style-name="Table3.A1" office:value-type="string">
              <text:p text:style-name="Table_20_Contents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Table_20_Contents">2017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20">Développeur Android chez</text:span><text:span text:style-name="T21"> Blackpills</text:span><text:span text:style-name="T10"> </text:span><text:span text:style-name="T15">(société de médias à Paris)</text:span></text:p>
            </table:table-cell>
          </table:table-row>
          <table:table-row>
            <table:table-cell table:style-name="Table3.A1" office:value-type="string">
              <text:p text:style-name="Table_20_Contents">2016</text:p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Développement de l'application <text:span text:style-name="T19">Blackpills</text:span>, permettant de parcourir et visionner des mini series originales à consommer sur mobile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Démarrage du projet avec 2 autres développeurs (100% Kotlin)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Aspect UI/UX très important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Mise en place du paiement, publicité, mode hors ligne (téléchargement de videos), et plu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">Environnement</text:span> : <text:span text:style-name="T2">Android, Kotlin, ExoPlayer, HLS, Swagger, JSON, Git, Gitlab, Android Studio, Gradle.</text:span></text:p>
            </table:table-cell>
          </table:table-row>
          <table:table-row>
            <table:table-cell table:style-name="Table3.A1" office:value-type="string">
              <text:p text:style-name="Table_20_Contents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Table_20_Contents">2016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6"><text:span text:style-name="T20">Lead Développeur Android chez </text:span><text:span text:style-name="T21">Family And Co.</text:span><text:span text:style-name="T10"> </text:span><text:span text:style-name="T15">(éditeur de logiciels à Paris - freelance)</text:span></text:p>
            </table:table-cell>
          </table:table-row>
          <table:table-row>
            <table:table-cell table:style-name="Table3.A1" office:value-type="string">
              <text:p text:style-name="Table_20_Contents">2012</text:p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Développement sur l'application <text:span text:style-name="T19">FamilyWall </text:span>qui aide à s'organiser, communiquer et partager en famille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Aspect UI/UX très important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Réalisation d'un calendrier complet avec vues "mois" et "prochains évènements"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Communication avec l'API REST/JSON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Customisations pour les clients (branding, intégration)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">Environnement</text:span> : <text:span text:style-name="T2">Android, Java, Composants UI custom, C2DM/GCM, In-app purchase, Maps API, Google Play Services, Content Provider, JSON, Git, Jenkins, Android Studio, Gradle.</text:span></text:p>
            </table:table-cell>
          </table:table-row>
          <table:table-row>
            <table:table-cell table:style-name="Table3.A1" office:value-type="string">
              <text:p text:style-name="Table_20_Contents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Table_20_Contents">2012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5"><text:span text:style-name="T20">Lead Développeur Android chez Plizy</text:span> <text:span text:style-name="T14">(éditeur de logiciels à Paris)</text:span></text:p>
            </table:table-cell>
          </table:table-row>
          <table:table-row>
            <table:table-cell table:style-name="Table3.A1" office:value-type="string">
              <text:p text:style-name="Table_20_Contents">2011</text:p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Développement de l'application <text:span text:style-name="T19">Plizy </text:span>pour tablettes, un agrégateur personalisé et player vidéo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Mise en place et responsabilité du projet de la création jusqu'à la publication sur le Play Store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Communication avec l'API REST/JSON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Player vidéo utilisant une VideoView ou une WebView selon le provider (YouTube, Vimeo, Dailymotion, …)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Implémentation d'un mécanisme de cache d'images pour les thumbnails.</text:p>
            </table:table-cell>
          </table:table-row>
          <text:soft-page-break/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">Environnement</text:span> : <text:span text:style-name="T2">Android, Java, Animations, VideoView, WebView, Content Provider, Facebook, Twitter, JSON, Git, Jenkins, Eclipse.</text:span></text:p>
            </table:table-cell>
          </table:table-row>
          <table:table-row>
            <table:table-cell table:style-name="Table3.A1" office:value-type="string">
              <text:p text:style-name="Table_20_Contents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Table_20_Contents">2011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6"><text:span text:style-name="T20">Développeur Android et Backend chez </text:span><text:span text:style-name="T21">Vox Mobili</text:span><text:span text:style-name="T10"> </text:span><text:span text:style-name="T15">(éditeur de logiciels à Paris)</text:span></text:p>
            </table:table-cell>
          </table:table-row>
          <table:table-row>
            <table:table-cell table:style-name="Table3.A1" office:value-type="string">
              <text:p text:style-name="Table_20_Contents">2008</text:p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P6">Développement sur l'application <text:span text:style-name="T19">Phonebook 2.0 </text:span>pour Android, un carnet d'adresses synchronisé et social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Conception et réalisation d'un moteur générique s'intégrant avec divers réseaux sociaux (Twitter, Facebook, LinkedIn, MySpace, …) et encadrement de développeurs réalisant des connecteurs pour ce moteur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Fonctionalités de présence / chat avec le protocole RC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Développement côté serveur sur le produit PIM (carnet d'adresses, calendrier, tâches, photos / vidéos, etc. synchronisés)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Customisations pour les clients : T-Mobile, Bouygues Telecom, Orange, Telstra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">Environnement</text:span> : <text:span text:style-name="T2">Android, Java, J2EE, Javascript, Ajax, JSON, SOAP, SyncML, Oracle, Tomcat, Subversion, Eclipse.</text:span></text:p>
            </table:table-cell>
          </table:table-row>
          <table:table-row>
            <table:table-cell table:style-name="Table3.A1" office:value-type="string">
              <text:p text:style-name="Table_20_Contents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Table_20_Contents">2008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20">Développeur Java chez </text:span><text:span text:style-name="T21">Oalia</text:span><text:span text:style-name="T10"> </text:span><text:span text:style-name="T15">(éditeur de logiciels à Suresnes)</text:span></text:p>
            </table:table-cell>
          </table:table-row>
          <table:table-row>
            <table:table-cell table:style-name="Table3.A1" office:value-type="string">
              <text:p text:style-name="Table_20_Contents">2006</text:p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Maintenance et évolutions sur le Framework interne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Développement sur les produits OSRM / OSPM v3 et v4, des progiciels de gestion d’achat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Conception et développement du module Portail Fournisseur (application distante communiquant en Web Services)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">Environnement</text:span> : <text:span text:style-name="T2">Java, J2EE, Hibernate, Turbine, Velocity, Ajax, SOAP, Axis, Oracle, Tomcat, Weblogic, Subversion, Maven, Eclipse.</text:span></text:p>
            </table:table-cell>
          </table:table-row>
          <table:table-row>
            <table:table-cell table:style-name="Table3.A1" office:value-type="string">
              <text:p text:style-name="Table_20_Contents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Table_20_Contents">2006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6"><text:span text:style-name="T20">Développeur Java chez </text:span><text:span text:style-name="T21">Pegasis</text:span><text:span text:style-name="T10"> </text:span><text:span text:style-name="T15">(SSII et éditeur de logiciels à Paris)</text:span></text:p>
            </table:table-cell>
          </table:table-row>
          <table:table-row>
            <table:table-cell table:style-name="Table3.A1" office:value-type="string">
              <text:p text:style-name="Table_20_Contents">2003</text:p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Développement d'applications Web (internet/intranet) pour les clients : France Télécom, l'Apec, Casino, Le Mémorial de la Shoah, Planète TP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Utilisation du framework interne Pegasis (Modèle MVC2) et de l'outil de gestion de contenu Délia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">Environnement</text:span> : <text:span text:style-name="T2">Java, J2EE (JSP/Servlets/Taglibs), Tiles, SQL, Oracle, CVS, Tomcat, Ant, IntelliJ, Eclipse.</text:span></text:p>
            </table:table-cell>
          </table:table-row>
          <table:table-row>
            <table:table-cell table:style-name="Table3.A1" office:value-type="string">
              <text:p text:style-name="Table_20_Contents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Table_20_Contents">2003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6"><text:span text:style-name="T20">Développeur Java chez </text:span><text:span text:style-name="T21">Icom Informatique</text:span><text:span text:style-name="T10"> </text:span><text:span text:style-name="T15">(éditeur de logiciels à Charenton)</text:span></text:p>
            </table:table-cell>
          </table:table-row>
          <table:table-row>
            <table:table-cell table:style-name="Table3.A1" office:value-type="string">
              <text:p text:style-name="Table_20_Contents">2001</text:p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Développement sur les applications web et Swing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 . </text:p>
            </table:table-cell>
            <table:table-cell table:style-name="Table3.A1" office:value-type="string">
              <text:p text:style-name="Table_20_Contents">Portage en Java d'un interpreteur d'un langage de scripting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">Environnement</text:span> : <text:span text:style-name="T2">Java, JSP/Servlets, Applets, Swing, Java web start, JavaCC, XML, LDAP, SSL, Visual SourceSafe, Ant, IntelliJ.</text:span></text:p>
            </table:table-cell>
          </table:table-row>
        </table:table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P8" text:outline-level="2"><text:soft-page-break/><text:span text:style-name="T17">COMPÉTENCES</text:span>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able_20_Contents"><text:span text:style-name="T1">Programmation</text:span> : </text:p>
            </table:table-cell>
            <table:table-cell table:style-name="Table4.A1" office:value-type="string">
              <text:p text:style-name="Table_20_Contents">Maîtrise de la plateforme Android.</text:p>
            </table:table-cell>
          </table:table-row>
          <table:table-row>
            <table:table-cell table:style-name="Table4.A1" office:value-type="string">
              <text:p text:style-name="P3"/>
            </table:table-cell>
            <table:table-cell table:style-name="Table4.A1" office:value-type="string">
              <text:p text:style-name="Table_20_Contents">Maîtrise du langage Java.</text:p>
            </table:table-cell>
          </table:table-row>
          <table:table-row>
            <table:table-cell table:style-name="Table4.A1" office:value-type="string">
              <text:p text:style-name="P3"/>
            </table:table-cell>
            <table:table-cell table:style-name="Table4.A1" office:value-type="string">
              <text:p text:style-name="Table_20_Contents">Connaissance des langages Kotlin, C++, C, C#.</text:p>
            </table:table-cell>
          </table:table-row>
          <table:table-row>
            <table:table-cell table:style-name="Table4.A1" office:value-type="string">
              <text:p text:style-name="P3"/>
            </table:table-cell>
            <table:table-cell table:style-name="Table4.A1" office:value-type="string">
              <text:p text:style-name="Table_20_Contents">Environnements Eclipse, IntelliJ.</text:p>
            </table:table-cell>
          </table:table-row>
          <table:table-row>
            <table:table-cell table:style-name="Table4.A1" office:value-type="string">
              <text:p text:style-name="P3"/>
            </table:table-cell>
            <table:table-cell table:style-name="Table4.A1" office:value-type="string">
              <text:p text:style-name="Table_20_Contents">Autres connaissances : Shell, Perl, TCL, Pascal, Ada, assembleur.</text:p>
            </table:table-cell>
          </table:table-row>
        </table:table>
        <text:p text:style-name="P1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Contents"><text:span text:style-name="T1">Web</text:span> : </text:p>
            </table:table-cell>
            <table:table-cell table:style-name="Table5.A1" office:value-type="string">
              <text:p text:style-name="Table_20_Contents">Très bonne connaissance de HTML, CSS, Javascript, XML, XSL/T, Ajax.</text:p>
            </table:table-cell>
          </table:table-row>
          <table:table-row>
            <table:table-cell table:style-name="Table5.A1" office:value-type="string">
              <text:p text:style-name="P3"/>
            </table:table-cell>
            <table:table-cell table:style-name="Table5.A1" office:value-type="string">
              <text:p text:style-name="Table_20_Contents">Frameworks: JSP/Servlets, Struts, Turbine.</text:p>
            </table:table-cell>
          </table:table-row>
          <table:table-row>
            <table:table-cell table:style-name="Table5.A1" office:value-type="string">
              <text:p text:style-name="P3"/>
            </table:table-cell>
            <table:table-cell table:style-name="Table5.A1" office:value-type="string">
              <text:p text:style-name="Table_20_Contents">Autres connaissances : Applets, Velocity, FreeMarker, PHP, Flash.</text:p>
            </table:table-cell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Table_20_Contents"><text:span text:style-name="T1">Bases de données</text:span> : </text:p>
            </table:table-cell>
            <table:table-cell table:style-name="Table6.A1" office:value-type="string">
              <text:p text:style-name="Table_20_Contents">Langage SQL ; Oracle, MySQL et SQLite.</text:p>
            </table:table-cell>
          </table:table-row>
          <table:table-row>
            <table:table-cell table:style-name="Table6.A1" office:value-type="string">
              <text:p text:style-name="P3"/>
            </table:table-cell>
            <table:table-cell table:style-name="Table6.A1" office:value-type="string">
              <text:p text:style-name="Table_20_Contents">JPA, Hibernate, JDBC.</text:p>
            </table:table-cell>
          </table:table-row>
        </table:table>
        <text:p text:style-name="P10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Table_20_Contents"><text:span text:style-name="T1">Concepts</text:span> : </text:p>
            </table:table-cell>
            <table:table-cell table:style-name="Table7.A1" office:value-type="string">
              <text:p text:style-name="Table_20_Contents">Design Patterns ; Architecture Client/Serveur ; UML.</text:p>
            </table:table-cell>
          </table:table-row>
        </table:table>
        <text:p text:style-name="P10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Table_20_Contents"><text:span text:style-name="T1">Systèmes d'exploitation</text:span> : </text:p>
            </table:table-cell>
            <table:table-cell table:style-name="Table8.A1" office:value-type="string">
              <text:p text:style-name="Table_20_Contents">Bonne connaissance de Linux / Unix ; OSX ; Windows.</text:p>
            </table:table-cell>
          </table:table-row>
        </table:table>
        <text:p text:style-name="P10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Table_20_Contents"><text:span text:style-name="T1">Anglais</text:span> : </text:p>
            </table:table-cell>
            <table:table-cell table:style-name="Table9.A1" office:value-type="string">
              <text:p text:style-name="Table_20_Contents">Courant écrit et oral.</text:p>
            </table:table-cell>
          </table:table-row>
        </table:table>
        <text:h text:style-name="P7" text:outline-level="2">FORMATION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4">2005</text:p>
            </table:table-cell>
            <table:table-cell table:style-name="Table10.A1" office:value-type="string">
              <text:p text:style-name="Table_20_Contents"> . </text:p>
            </table:table-cell>
            <table:table-cell table:style-name="Table10.A1" office:value-type="string">
              <text:p text:style-name="Table_20_Contents">Formation .NET et C# agréée Microsoft (MS-2349, une semaine).</text:p>
            </table:table-cell>
          </table:table-row>
          <table:table-row>
            <table:table-cell table:style-name="Table10.A1" office:value-type="string">
              <text:p text:style-name="Table_20_Contents"> </text:p>
            </table:table-cell>
            <table:table-cell table:style-name="Table10.A1" office:value-type="string">
              <text:p text:style-name="P3"/>
            </table:table-cell>
            <table:table-cell table:style-name="Table10.A1" office:value-type="string">
              <text:p text:style-name="P3"/>
            </table:table-cell>
          </table:table-row>
          <table:table-row>
            <table:table-cell table:style-name="Table10.A1" office:value-type="string">
              <text:p text:style-name="P4">1998 - 2001</text:p>
            </table:table-cell>
            <table:table-cell table:style-name="Table10.A1" office:value-type="string">
              <text:p text:style-name="Table_20_Contents"> . </text:p>
            </table:table-cell>
            <table:table-cell table:style-name="Table10.A1" office:value-type="string">
              <text:p text:style-name="P6">Ingénierie informatique à <text:span text:style-name="T19">l'EPITA </text:span>(Ecole Pour l'Informatique et les Techniques Avancées), Paris.</text:p>
            </table:table-cell>
          </table:table-row>
          <table:table-row>
            <table:table-cell table:style-name="Table10.A1" office:value-type="string">
              <text:p text:style-name="P3"/>
            </table:table-cell>
            <table:table-cell table:style-name="Table10.A1" office:value-type="string">
              <text:p text:style-name="Table_20_Contents"> . </text:p>
            </table:table-cell>
            <table:table-cell table:style-name="Table10.A1" office:value-type="string">
              <text:p text:style-name="P6">Spécialité <text:span text:style-name="T19">Systèmes d'Information / Génie Logiciel.</text:span></text:p>
            </table:table-cell>
          </table:table-row>
          <table:table-row>
            <table:table-cell table:style-name="Table10.A1" office:value-type="string">
              <text:p text:style-name="Table_20_Contents"> </text:p>
            </table:table-cell>
            <table:table-cell table:style-name="Table10.A1" office:value-type="string">
              <text:p text:style-name="P3"/>
            </table:table-cell>
            <table:table-cell table:style-name="Table10.A1" office:value-type="string">
              <text:p text:style-name="P3"/>
            </table:table-cell>
          </table:table-row>
          <table:table-row>
            <table:table-cell table:style-name="Table10.A1" office:value-type="string">
              <text:p text:style-name="P4">1996 - 1998</text:p>
            </table:table-cell>
            <table:table-cell table:style-name="Table10.A1" office:value-type="string">
              <text:p text:style-name="Table_20_Contents"> . </text:p>
            </table:table-cell>
            <table:table-cell table:style-name="Table10.A1" office:value-type="string">
              <text:p text:style-name="P6">Diplôme Universitaire Technologique informatique, option Génie Informatique, à l'<text:span text:style-name="T19">I.U.T. de Vélizy.</text:span></text:p>
            </table:table-cell>
          </table:table-row>
          <table:table-row>
            <table:table-cell table:style-name="Table10.A1" office:value-type="string">
              <text:p text:style-name="Table_20_Contents"> </text:p>
            </table:table-cell>
            <table:table-cell table:style-name="Table10.A1" office:value-type="string">
              <text:p text:style-name="P3"/>
            </table:table-cell>
            <table:table-cell table:style-name="Table10.A1" office:value-type="string">
              <text:p text:style-name="P3"/>
            </table:table-cell>
          </table:table-row>
          <table:table-row>
            <table:table-cell table:style-name="Table10.A1" office:value-type="string">
              <text:p text:style-name="P4">1996</text:p>
            </table:table-cell>
            <table:table-cell table:style-name="Table10.A1" office:value-type="string">
              <text:p text:style-name="Table_20_Contents"> . </text:p>
            </table:table-cell>
            <table:table-cell table:style-name="Table10.A1" office:value-type="string">
              <text:p text:style-name="Table_20_Contents">Baccalauréat général, série Scientifique, option Mathématiques.</text:p>
            </table:table-cell>
          </table:table-row>
        </table:table>
        <text:h text:style-name="P7" text:outline-level="2">LOISIRS</text:h>
        <text:p text:style-name="P9"><text:span text:style-name="T4">Lectures (science, science-fiction), musique (guitare basse), cinéma, roller, geocaching.<text:line-break/>Développement d'applications Android </text:span><text:span text:style-name="T5">(JRAF.org/android/).</text:span></text:p>
      </text:section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Roboto Condensed" svg:font-family="'Roboto Condensed', sans-serif"/>
    <style:font-face style:name="Roboto1" svg:font-family="Roboto, sans-serif"/>
    <style:font-face style:name="Verdana" svg:font-family="Verdana, Helvetica, Arial, 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2" fo:font-family="'Liberation Sans'" style:font-style-name="Bold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1.251cm" fo:margin-right="1.2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1-01-09T02:38:58</meta:creation-date>
    <dc:date>2018-05-01T18:07:45.886829697</dc:date>
    <meta:editing-duration>PT16H59M30S</meta:editing-duration>
    <meta:editing-cycles>24</meta:editing-cycles>
    <meta:generator>LibreOffice/5.0.5.2$MacOSX_X86_64 LibreOffice_project/55b006a02d247b5f7215fc6ea0fde844b30035b3</meta:generator>
    <meta:document-statistic meta:table-count="9" meta:image-count="0" meta:object-count="0" meta:page-count="3" meta:paragraph-count="145" meta:word-count="824" meta:character-count="5824" meta:non-whitespace-character-count="5046"/>
  </office:meta>
</office:document-meta>
</file>